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reelance Consultant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21:52:23.164000000</meta:creation-date>
    <meta:generator>LibreOffice/6.3.3.2$Windows_X86_64 LibreOffice_project/a64200df03143b798afd1ec74a12ab50359878ed</meta:generator>
    <dc:date>2019-11-04T21:52:52.883000000</dc:date>
    <meta:editing-duration>PT29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</office:meta>
</office:document-meta>
</file>